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4.1646in" svg:x="0.3976in" svg:y="1.1059in">
            <draw:object draw:notify-on-update-of-ranges="Sheet1.E4:Sheet1.F4 Sheet1.E5:Sheet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4.1224in" svg:x="7.287in" svg:y="1.1165in">
            <draw:object draw:notify-on-update-of-ranges="Sheet1.J5:Sheet1.K5 Sheet1.J6:Sheet1.K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4.1413in" svg:x="14.1465in" svg:y="1.1709in">
            <draw:object draw:notify-on-update-of-ranges="Sheet1.R2:Sheet1.S2 Sheet1.R3:Sheet1.S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0 20</text:p>
          </table:table-cell>
          <table:table-cell table:number-columns-repeated="12"/>
          <table:table-cell office:value-type="string" calcext:value-type="string">
            <text:p>Fact. LU</text:p>
          </table:table-cell>
          <table:table-cell office:value-type="string" calcext:value-type="string">
            <text:p>Gauss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40 40</text:p>
          </table:table-cell>
          <table:table-cell table:number-columns-repeated="8"/>
          <table:table-cell office:value-type="float" office:value="1133954" calcext:value-type="float">
            <text:p>1133954</text:p>
          </table:table-cell>
          <table:table-cell office:value-type="float" office:value="16951116" calcext:value-type="float">
            <text:p>169511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act. LU</text:p>
          </table:table-cell>
          <table:table-cell office:value-type="string" calcext:value-type="string">
            <text:p>Gauss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3488" calcext:value-type="float">
            <text:p>13488</text:p>
          </table:table-cell>
          <table:table-cell office:value-type="float" office:value="65483" calcext:value-type="float">
            <text:p>65483</text:p>
          </table:table-cell>
          <table:table-cell table:number-columns-repeated="3"/>
          <table:table-cell office:value-type="string" calcext:value-type="string">
            <text:p>Fact. LU</text:p>
          </table:table-cell>
          <table:table-cell office:value-type="string" calcext:value-type="string">
            <text:p>Gauss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207208" calcext:value-type="float">
            <text:p>207208</text:p>
          </table:table-cell>
          <table:table-cell table:style-name="ce1" office:value-type="float" office:value="2291058" calcext:value-type="float">
            <text:p>2291058</text:p>
          </table:table-cell>
          <table:table-cell table:number-columns-repeated="9"/>
        </table:table-row>
        <table:table-row table:style-name="ro1" table:number-rows-repeated="2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Ratio:</text:p>
          </table:table-cell>
          <table:table-cell table:formula="of:=[.F5]/[.E5]" office:value-type="float" office:value="4.85490806642942" calcext:value-type="float">
            <text:p>4.8549080664</text:p>
          </table:table-cell>
          <table:table-cell table:number-columns-repeated="5"/>
          <table:table-cell office:value-type="string" calcext:value-type="string">
            <text:p>Ratio:</text:p>
          </table:table-cell>
          <table:table-cell table:formula="of:=[.K6]/[.J6]" office:value-type="float" office:value="11.0568028261457" calcext:value-type="float">
            <text:p>11.0568028261</text:p>
          </table:table-cell>
          <table:table-cell table:number-columns-repeated="6"/>
          <table:table-cell office:value-type="string" calcext:value-type="string">
            <text:p>Ratio:</text:p>
          </table:table-cell>
          <table:table-cell table:formula="of:=[.S3]/[.R3]" office:value-type="float" office:value="14.9486804579374" calcext:value-type="float">
            <text:p>14.9486804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 </meta:initial-creator>
    <meta:creation-date>2015-09-02T21:21:43.041701396</meta:creation-date>
    <dc:date>2015-09-02T21:51:55.154076399</dc:date>
    <dc:creator>mati </dc:creator>
    <meta:editing-duration>PT15M</meta:editing-duration>
    <meta:editing-cycles>4</meta:editing-cycles>
    <meta:generator>LibreOffice/4.2.8.2$Linux_X86_64 LibreOffice_project/420m0$Build-2</meta:generator>
    <meta:document-statistic meta:table-count="1" meta:cell-count="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579cm" xlink:href=".." xlink:type="simple" chart:class="chart:bar" chart:style-name="ch1">
        <chart:title svg:x="5.377cm" svg:y="0.347cm" chart:style-name="ch2">
          <text:p>Tiempo de ejecucion Total</text:p>
        </chart:title>
        <chart:subtitle svg:x="4.53cm" svg:y="1.363cm" chart:style-name="ch3">
          <text:p>50 instancias de 20 angulos y 20 radios</text:p>
        </chart:subtitle>
        <chart:plot-area chart:style-name="ch4" table:cell-range-address="Sheet1.E4:Sheet1.F5" chart:data-source-has-labels="row" svg:x="1.331cm" svg:y="2.283cm" svg:width="14.349cm" svg:height="7.104cm">
          <chartooo:coordinate-region svg:x="2.508cm" svg:y="2.482cm" svg:width="13.172cm" svg:height="6.258cm"/>
          <chart:axis chart:dimension="x" chart:name="primary-x" chart:style-name="ch5" chartooo:axis-type="auto">
            <chartooo:date-scale/>
            <chart:title svg:x="7.76cm" svg:y="9.598cm" chart:style-name="ch6">
              <text:p>Algoritmo</text:p>
            </chart:title>
            <chart:categories table:cell-range-address="Sheet1.E4:Sheet1.F4"/>
          </chart:axis>
          <chart:axis chart:dimension="y" chart:name="primary-y" chart:style-name="ch7">
            <chart:title svg:x="0.451cm" svg:y="7.004cm" chart:style-name="ch8">
              <text:p>Microsegundos</text:p>
            </chart:title>
            <chart:grid chart:style-name="ch9" chart:class="major"/>
          </chart:axis>
          <chart:series chart:style-name="ch10" chart:values-cell-range-address="Sheet1.E5:Sheet1.F5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. LU</text:p>
                <draw:g>
                  <svg:desc>Sheet1.E4:Sheet1.F4</svg:desc>
                </draw:g>
              </table:table-cell>
              <table:table-cell office:value-type="string">
                <text:p>Gauss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3488">
                <text:p>13488</text:p>
                <draw:g>
                  <svg:desc>Sheet1.E5:Sheet1.F5</svg:desc>
                </draw:g>
              </table:table-cell>
              <table:table-cell office:value-type="float" office:value="65483">
                <text:p>65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472cm" xlink:href=".." xlink:type="simple" chart:class="chart:bar" chart:style-name="ch1">
        <chart:title svg:x="5.377cm" svg:y="0.345cm" chart:style-name="ch2">
          <text:p>Tiempo de Ejecucion total</text:p>
        </chart:title>
        <chart:subtitle svg:x="4.517cm" svg:y="1.359cm" chart:style-name="ch3">
          <text:p>50 Instancias de 40 angulos y 40 radios</text:p>
        </chart:subtitle>
        <chart:legend chart:legend-position="end" svg:x="14.292cm" svg:y="4.937cm" style:legend-expansion="high" chart:style-name="ch4"/>
        <chart:plot-area chart:style-name="ch5" table:cell-range-address="Sheet1.J5:Sheet1.K6" chart:data-source-has-labels="row" svg:x="1.331cm" svg:y="2.277cm" svg:width="12.641cm" svg:height="7.005cm">
          <chartooo:coordinate-region svg:x="2.878cm" svg:y="2.476cm" svg:width="11.094cm" svg:height="6.159cm"/>
          <chart:axis chart:dimension="x" chart:name="primary-x" chart:style-name="ch6" chartooo:axis-type="auto">
            <chartooo:date-scale/>
            <chart:title svg:x="6.906cm" svg:y="9.491cm" chart:style-name="ch7">
              <text:p>Algoritmo</text:p>
            </chart:title>
            <chart:categories table:cell-range-address="Sheet1.J5:Sheet1.K5"/>
          </chart:axis>
          <chart:axis chart:dimension="y" chart:name="primary-y" chart:style-name="ch8">
            <chart:title svg:x="0.451cm" svg:y="6.948cm" chart:style-name="ch9">
              <text:p>Microsegundos</text:p>
            </chart:title>
            <chart:grid chart:style-name="ch10" chart:class="major"/>
          </chart:axis>
          <chart:series chart:style-name="ch11" chart:values-cell-range-address="Sheet1.J6:Sheet1.K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. LU</text:p>
                <draw:g>
                  <svg:desc>Sheet1.J5:Sheet1.K5</svg:desc>
                </draw:g>
              </table:table-cell>
              <table:table-cell office:value-type="string">
                <text:p>Gauss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07208">
                <text:p>207208</text:p>
                <draw:g>
                  <svg:desc>Sheet1.J6:Sheet1.K6</svg:desc>
                </draw:g>
              </table:table-cell>
              <table:table-cell office:value-type="float" office:value="2291058">
                <text:p>2291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52cm" xlink:href=".." xlink:type="simple" chart:class="chart:bar" chart:style-name="ch1">
        <chart:title svg:x="5.349cm" svg:y="0.346cm" chart:style-name="ch2">
          <text:p>Tiempo de Ejecucion Total</text:p>
        </chart:title>
        <chart:subtitle svg:x="4.516cm" svg:y="1.361cm" chart:style-name="ch3">
          <text:p>50 Instancias de 60 angulos y 60 radios</text:p>
        </chart:subtitle>
        <chart:legend chart:legend-position="end" svg:x="14.29cm" svg:y="4.961cm" style:legend-expansion="high" chart:style-name="ch4"/>
        <chart:plot-area chart:style-name="ch5" table:cell-range-address="Sheet1.R2:Sheet1.S3" chart:data-source-has-labels="row" svg:x="0.319cm" svg:y="2.28cm" svg:width="13.652cm" svg:height="8.03cm">
          <chartooo:coordinate-region svg:x="2.052cm" svg:y="2.479cm" svg:width="11.919cm" svg:height="7.184cm"/>
          <chart:axis chart:dimension="x" chart:name="primary-x" chart:style-name="ch6" chartooo:axis-type="auto">
            <chartooo:date-scale/>
            <chart:categories table:cell-range-address="Sheet1.R2:Sheet1.S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R3:Sheet1.S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. LU</text:p>
                <draw:g>
                  <svg:desc>Sheet1.R2:Sheet1.S2</svg:desc>
                </draw:g>
              </table:table-cell>
              <table:table-cell office:value-type="string">
                <text:p>Gauss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33954">
                <text:p>1133954</text:p>
                <draw:g>
                  <svg:desc>Sheet1.R3:Sheet1.S3</svg:desc>
                </draw:g>
              </table:table-cell>
              <table:table-cell office:value-type="float" office:value="16951116">
                <text:p>16951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